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106cm" fo:break-before="auto" style:use-optimal-row-height="false"/>
    </style:style>
    <style:style style:name="ro3" style:family="table-row">
      <style:table-row-properties style:row-height="3.237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68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2.974cm" fo:break-before="auto" style:use-optimal-row-height="false"/>
    </style:style>
    <style:style style:name="ro16" style:family="table-row">
      <style:table-row-properties style:row-height="2.817cm" fo:break-before="auto" style:use-optimal-row-height="false"/>
    </style:style>
    <style:style style:name="ro17" style:family="table-row">
      <style:table-row-properties style:row-height="2.605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59cm" fo:break-before="auto" style:use-optimal-row-height="false"/>
    </style:style>
    <style:style style:name="ro22" style:family="table-row">
      <style:table-row-properties style:row-height="2.79cm" fo:break-before="auto" style:use-optimal-row-height="fals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3" style:family="table-cell" style:parent-style-name="Default">
      <style:table-cell-properties fo:border-bottom="0.99pt solid #800080"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transparent"/>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7030a0" style:diagonal-bl-tr="none" style:diagonal-tl-br="none" style:text-align-source="fix" style:repeat-content="false"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style:text-align-source="fix" style:repeat-content="false" style:vertical-align="middle"/>
      <style:paragraph-properties fo:text-align="center" fo:margin-left="0cm"/>
    </style:style>
    <style:style style:name="ce24"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 style:family="table-cell" style:parent-style-name="Default">
      <style:table-cell-properties style:vertical-align="middle"/>
    </style:style>
    <style:style style:name="ce32"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 style:family="table-cell" style:parent-style-name="Default">
      <style:table-cell-properties style:text-align-source="fix" style:repeat-content="false" fo:background-color="transparent"/>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8"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Default">
      <style:table-cell-properties style:text-align-source="fix" style:repeat-content="false" style:vertical-align="middle"/>
      <style:paragraph-properties fo:text-align="justify" fo:margin-left="0cm"/>
    </style:style>
    <style:style style:name="ce5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5" style:family="table-cell" style:parent-style-name="Default">
      <style:table-cell-properties fo:border-bottom="0.99pt solid #800080" style:text-align-source="value-type"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table-cell-properties fo:border-bottom="0.99pt solid #800080" style:text-align-source="fix" style:repeat-content="false" fo:background-color="transparent"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fo:border-bottom="0.99pt solid #800080" style:text-align-source="fix" style:repeat-content="false" fo:background-color="transparent" fo:border-left="none" fo:border-right="0.99pt solid #800080" fo:border-top="0.99pt solid #800080" style:vertical-align="top"/>
      <style:paragraph-properties fo:text-align="justify" fo:margin-left="0cm"/>
    </style:style>
    <style:style style:name="ce74" style:family="table-cell" style:parent-style-name="Default" style:data-style-name="N0">
      <style:table-cell-properties fo:border-bottom="0.99pt solid #800080" style:text-align-source="fix" style:repeat-content="false" fo:background-color="transparent"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75" style:family="table-cell" style:parent-style-name="Default">
      <style:table-cell-properties fo:border-bottom="0.99pt solid #800080" style:text-align-source="fix" style:repeat-content="false" fo:background-color="transparent"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81"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transparent" style:vertical-align="middle"/>
    </style:style>
    <style:style style:name="ce63" style:family="table-cell" style:parent-style-name="Default">
      <style:table-cell-properties fo:background-color="transparent" style:vertical-align="top"/>
    </style:style>
    <style:style style:name="ce80"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table-cell-properties fo:background-color="transparent"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textarea-horizontal-align="justify" draw:textarea-vertical-align="middle" draw:auto-grow-height="false" fo:min-height="0.727cm" fo:min-width="8.245cm"/>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aragraph-properties style:writing-mode="lr-tb"/>
    </style:style>
    <style:style style:name="gr3" style:family="graphic">
      <style:graphic-properties draw:textarea-horizontal-align="justify" draw:textarea-vertical-align="middle" draw:auto-grow-height="false" fo:min-height="0.732cm" fo:min-width="8.242cm"/>
      <style:paragraph-properties style:writing-mode="lr-tb"/>
    </style:style>
    <style:style style:name="gr4" style:family="graphic">
      <style:graphic-properties draw:textarea-horizontal-align="justify" draw:textarea-vertical-align="middle" draw:auto-grow-height="false" fo:min-height="0.726cm" fo:min-width="8.245cm"/>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fo:font-weight="bold"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shapes>
          <draw:custom-shape draw:z-index="0" draw:style-name="gr1" draw:text-style-name="P1" svg:width="8.323cm" svg:height="0.805cm" svg:x="35.557cm" svg:y="0.676cm">
            <text:p text:style-name="P1"><text:span text:style-name="T1"><text:a xlink:href="https://waleedos.github.io/ElwalidELKHABOU_4_21072021/beforeChanges/1-Analyses/PageSpeed_Insights/PageSpeed-Insights-mobile.html"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3" svg:width="8.32cm" svg:height="0.81cm" svg:x="35.56cm" svg:y="2.65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4" svg:width="8.32cm" svg:height="0.81cm" svg:x="35.56cm" svg:y="4.862cm">
            <text:p text:style-name="P4"><text:span text:style-name="T1"><text:a xlink:href="https://waleedos.github.io/ElwalidELKHABOU_4_21072021/beforeChanges/1-Analyses/Lighthouse/waleedos.github.io-20210808T015549-ordi.html" xlink:type="simple">Détection problème (Ordi)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2" draw:text-style-name="P3" svg:width="8.32cm" svg:height="0.81cm" svg:x="35.56cm" svg:y="5.871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1" svg:width="8.323cm" svg:height="0.804cm" svg:x="35.557cm" svg:y="1.681cm">
            <text:p text:style-name="P1"><text:span text:style-name="T1"><text:a xlink:href="https://waleedos.github.io/ElwalidELKHABOU_4_21072021/beforeChanges/1-Analyses/PageSpeed_Insights/PageSpeed-Insights-ordi.html" xlink:type="simple">Détection problème (Ordi)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style-name="gr3" draw:text-style-name="P4" svg:width="8.32cm" svg:height="0.81cm" svg:x="35.56cm" svg:y="3.83cm">
            <text:p text:style-name="P4"><text:span text:style-name="T1"><text:a xlink:href="https://waleedos.github.io/ElwalidELKHABOU_4_21072021/beforeChanges/1-Analyses/Lighthouse/waleedos.github.io-20210808T170210-Mobile.html"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xlink:type="simple" xlink:href="https://web.dev/unminified-javascript/">
            <draw:custom-shape draw:z-index="6" draw:style-name="gr2" draw:text-style-name="P3" svg:width="8.32cm" svg:height="0.81cm" svg:x="35.56cm" svg:y="8.118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draw:z-index="7" draw:style-name="gr3" draw:text-style-name="P4" svg:width="8.32cm" svg:height="0.81cm" svg:x="35.56cm" svg:y="7.1cm">
              <text:p text:style-name="P4"><text:span text:style-name="T1"><text:a xlink:href="https://waleedos.github.io/ElwalidELKHABOU_4_21072021/beforeChanges/1-Analyses/PageSpeed_Insights/PageSpeed-Insights-ordi.html"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unminified-css/">
            <draw:custom-shape draw:z-index="8" draw:style-name="gr2" draw:text-style-name="P3" svg:width="8.32cm" svg:height="0.81cm" svg:x="35.56cm" svg:y="10.469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draw:z-index="9" draw:style-name="gr3" draw:text-style-name="P4" svg:width="8.32cm" svg:height="0.81cm" svg:x="35.56cm" svg:y="9.433cm">
              <text:p text:style-name="P4"><text:span text:style-name="T1"><text:a xlink:href="https://waleedos.github.io/ElwalidELKHABOU_4_21072021/beforeChanges/1-Analyses/PageSpeed_Insights/PageSpeed-Insights-mobile.html"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custom-shape draw:z-index="10" draw:style-name="gr3" draw:text-style-name="P5" svg:width="8.32cm" svg:height="0.81cm" svg:x="35.56cm" svg:y="11.97cm">
            <text:p text:style-name="P5"><text:span text:style-name="T3"><text:a xlink:href="https://waleedos.github.io/ElwalidELKHABOU_4_21072021/beforeChanges/1-Analyses/PageSpeed_Insights/PageSpeed-Insights-mobile.html"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2" draw:text-style-name="P3" svg:width="8.32cm" svg:height="0.81cm" svg:x="35.56cm" svg:y="13.117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xlink:type="simple" xlink:href="https://fr.docs.wp-rocket.me/article/1577-supprimer-les-ressources-css-inutilisees">
            <draw:custom-shape draw:z-index="12" draw:style-name="gr2" draw:text-style-name="P3" svg:width="8.32cm" svg:height="0.81cm" svg:x="35.56cm" svg:y="14.894cm">
              <text:p text:style-name="P2"><text:span text:style-name="T2"><text:a xlink:href="https://www.hostinger.com/tutorials/enable-gzip-compression" office:target-frame-name="_self" xlink:type="simple">Solution (HOSTINGER.COM)</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doc=https%3A%2F%2Fwaleedos.github.io%2FElwalidELKHABOU_4_21072021%2FbeforeChanges%2F">
            <draw:custom-shape draw:z-index="13" draw:style-name="gr3" draw:text-style-name="P6" svg:width="8.32cm" svg:height="0.81cm" svg:x="35.56cm" svg:y="16.24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draw:z-index="14" draw:style-name="gr2" draw:text-style-name="P3" svg:width="8.32cm" svg:height="0.81cm" svg:x="35.56cm" svg:y="17.257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unicorn/check?ucn_uri=https%3A%2F%2Fwaleedos.github.io%2FElwalidELKHABOU_4_21072021%2FbeforeChanges%2F&amp;ucn_task=conformance#">
            <draw:custom-shape draw:z-index="15" draw:style-name="gr2" draw:text-style-name="P3" svg:width="8.32cm" svg:height="0.81cm" svg:x="35.56cm" svg:y="18.583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beinweb.fr/comment-optimiser-vos-titres-seo/">
            <draw:custom-shape draw:z-index="16" draw:style-name="gr2" draw:text-style-name="P3" svg:width="8.32cm" svg:height="0.81cm" svg:x="35.56cm" svg:y="20.358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1.1">
            <draw:custom-shape draw:z-index="17" draw:style-name="gr2" draw:text-style-name="P3" svg:width="8.32cm" svg:height="0.81cm" svg:x="35.56cm" svg:y="23.124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doc=https%3A%2F%2Fwaleedos.github.io%2FElwalidELKHABOU_4_21072021%2FbeforeChanges%2F">
            <draw:custom-shape draw:z-index="18" draw:style-name="gr3" draw:text-style-name="P6" svg:width="8.32cm" svg:height="0.81cm" svg:x="35.56cm" svg:y="24.507cm">
              <text:p text:style-name="P7"><text:span text:style-name="T4"><text:a xlink:href="https://validator.w3.org/nu/?showsource=yes&amp;showoutline=yes&amp;showimagereport=yes&amp;doc=https%3A%2F%2Fwaleedos.github.io%2FElwalidELKHABOU_4_21072021%2FbeforeChanges%2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draw:z-index="19" draw:style-name="gr2" draw:text-style-name="P3" svg:width="8.32cm" svg:height="0.81cm" svg:x="35.56cm" svg:y="25.524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draw:z-index="20" draw:style-name="gr3" draw:text-style-name="P6" svg:width="8.32cm" svg:height="0.81cm" svg:x="35.56cm" svg:y="22.112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2.4.4">
            <draw:custom-shape draw:z-index="21" draw:style-name="gr2" draw:text-style-name="P3" svg:width="8.32cm" svg:height="0.81cm" svg:x="35.56cm" svg:y="27.28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debutants/meta-keywords">
            <draw:custom-shape draw:z-index="22" draw:style-name="gr2" draw:text-style-name="P3" svg:width="8.32cm" svg:height="0.81cm" svg:x="35.56cm" svg:y="29.306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techniques/html5-referencement">
            <draw:custom-shape draw:z-index="23" draw:style-name="gr2" draw:text-style-name="P3" svg:width="8.32cm" svg:height="0.81cm" svg:x="35.56cm" svg:y="31.164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mozilla.org/fr/docs/Web/HTML/Element/footer">
            <draw:custom-shape draw:z-index="24" draw:style-name="gr2" draw:text-style-name="P3" svg:width="8.32cm" svg:height="0.81cm" svg:x="35.56cm" svg:y="33.538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j-w-d.fr/2018/06/06/limportance-dune-bonne-meta-description-et-balise-title/">
            <draw:custom-shape draw:z-index="25" draw:style-name="gr2" draw:text-style-name="P3" svg:width="8.32cm" svg:height="0.81cm" svg:x="35.56cm" svg:y="35.68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timiz.me/attribut-alt-le-alt-image/">
            <draw:custom-shape draw:z-index="26" draw:style-name="gr2" draw:text-style-name="P3" svg:width="8.32cm" svg:height="0.81cm" svg:x="35.56cm" svg:y="38.019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s.google.com/web/fundamentals/performance/optimizing-content-efficiency/loading-third-party-javascript/?utm_source=lighthouse&amp;utm_medium=unknown">
            <draw:custom-shape draw:z-index="27" draw:style-name="gr2" draw:text-style-name="P3" svg:width="8.32cm" svg:height="0.81cm" svg:x="35.56cm" svg:y="40.711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uses-long-cache-ttl/?utm_source=lighthouse&amp;utm_medium=unknown">
            <draw:custom-shape draw:z-index="28" draw:style-name="gr2" draw:text-style-name="P3" svg:width="8.32cm" svg:height="0.81cm" svg:x="35.56cm" svg:y="42.887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font-size/?utm_source=lighthouse&amp;utm_medium=lr">
            <draw:custom-shape draw:z-index="29" draw:style-name="gr2" draw:text-style-name="P3" svg:width="8.32cm" svg:height="0.81cm" svg:x="35.56cm" svg:y="45.279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s.google.com/web/tools/lighthouse/">
            <draw:custom-shape draw:z-index="30" draw:style-name="gr2" draw:text-style-name="P3" svg:width="8.32cm" svg:height="0.81cm" svg:x="35.56cm" svg:y="48.076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no-vulnerable-libraries/?utm_source=lighthouse&amp;utm_medium=lr">
            <draw:custom-shape draw:z-index="31" draw:style-name="gr2" draw:text-style-name="P3" svg:width="8.32cm" svg:height="0.81cm" svg:x="35.56cm" svg:y="50.576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conseils/balise-meta-robots">
            <draw:custom-shape draw:z-index="32" draw:style-name="gr2" draw:text-style-name="P3" svg:width="8.32cm" svg:height="0.81cm" svg:x="35.56cm" svg:y="53.177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3.org/Translations/WCAG20-fr/#consistent-behavior">
            <draw:custom-shape draw:z-index="33" draw:style-name="gr2" draw:text-style-name="P3" svg:width="8.32cm" svg:height="0.81cm" svg:x="35.56cm" svg:y="56.453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tap-targets/?utm_source=lighthouse&amp;utm_medium=lr">
            <draw:custom-shape draw:z-index="34" draw:style-name="gr2" draw:text-style-name="P3" svg:width="8.32cm" svg:height="0.81cm" svg:x="35.56cm" svg:y="60.981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label/?utm_source=lighthouse&amp;utm_medium=lr">
            <draw:custom-shape draw:z-index="35" draw:style-name="gr2" draw:text-style-name="P3" svg:width="8.32cm" svg:height="0.81cm" svg:x="35.56cm" svg:y="63.714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ledigitalizeur.fr/seo/google-search-console-referencement/">
            <draw:custom-shape draw:z-index="36" draw:style-name="gr2" draw:text-style-name="P3" svg:width="8.32cm" svg:height="0.81cm" svg:x="35.56cm" svg:y="66.253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fr.semrush.com/blog/5-techniques-pour-faire-de-google-analytics-un-outil-seo/">
            <draw:custom-shape draw:z-index="37" draw:style-name="gr2" draw:text-style-name="P3" svg:width="8.32cm" svg:height="0.81cm" svg:x="35.56cm" svg:y="69.26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shapes>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7"/>
        <table:table-column table:style-name="co6" table:default-cell-style-name="ce5"/>
        <table:table-column table:style-name="co7" table:default-cell-style-name="ce7"/>
        <table:table-column table:style-name="co8" table:default-cell-style-name="ce7"/>
        <table:table-column table:style-name="co5" table:default-cell-style-name="ce7"/>
        <table:table-column table:style-name="co8" table:default-cell-style-name="ce7"/>
        <table:table-column table:style-name="co9" table:default-cell-style-name="ce7"/>
        <table:table-column table:style-name="co10" table:default-cell-style-name="ce7"/>
        <table:table-column table:style-name="co7" table:default-cell-style-name="ce7"/>
        <table:table-column table:style-name="co11" table:number-columns-repeated="18" table:default-cell-style-name="ce7"/>
        <table:table-column table:style-name="co12" table:number-columns-repeated="992" table:default-cell-style-name="ce7"/>
        <table:table-column table:style-name="co1" table:default-cell-style-name="Default"/>
        <table:table-row table:style-name="ro1">
          <table:table-cell table:style-name="ce3" office:value-type="string" calcext:value-type="string">
            <text:p>N°</text:p>
          </table:table-cell>
          <table:table-cell table:style-name="ce11" office:value-type="string" calcext:value-type="string" table:number-columns-spanned="2" table:number-rows-spanned="1">
            <text:p>Catégorie</text:p>
          </table:table-cell>
          <table:covered-table-cell table:style-name="ce24"/>
          <table:table-cell table:style-name="ce32" office:value-type="string" calcext:value-type="string" table:number-columns-spanned="2" table:number-rows-spanned="1">
            <text:p>Problème identifié</text:p>
          </table:table-cell>
          <table:covered-table-cell table:style-name="ce32"/>
          <table:table-cell table:style-name="ce11" office:value-type="string" calcext:value-type="string" table:number-columns-spanned="2" table:number-rows-spanned="1">
            <text:p>Explication du problème</text:p>
          </table:table-cell>
          <table:covered-table-cell table:style-name="ce24"/>
          <table:table-cell table:style-name="ce32" office:value-type="string" calcext:value-type="string" table:number-columns-spanned="2" table:number-rows-spanned="1">
            <text:p>Bonne pratique à adopter</text:p>
          </table:table-cell>
          <table:covered-table-cell table:style-name="ce32"/>
          <table:table-cell table:style-name="ce11" office:value-type="string" calcext:value-type="string" table:number-columns-spanned="2" table:number-rows-spanned="1">
            <text:p>Action recommandée</text:p>
          </table:table-cell>
          <table:covered-table-cell table:style-name="ce24"/>
          <table:table-cell table:style-name="ce24" office:value-type="string" calcext:value-type="string" table:number-columns-spanned="2" table:number-rows-spanned="1">
            <text:p>Référence</text:p>
          </table:table-cell>
          <table:covered-table-cell table:style-name="ce81"/>
          <table:table-cell table:style-name="ce80" table:number-columns-repeated="18"/>
          <table:table-cell table:number-columns-repeated="993"/>
        </table:table-row>
        <table:table-row table:style-name="ro2">
          <table:table-cell table:style-name="ce6" office:value-type="float" office:value="1" calcext:value-type="float">
            <text:p>1</text:p>
          </table:table-cell>
          <table:table-cell table:style-name="ce21" office:value-type="string" calcext:value-type="string">
            <text:p>SEO</text:p>
          </table:table-cell>
          <table:table-cell table:style-name="ce28"/>
          <table:table-cell table:style-name="ce35" office:value-type="string" calcext:value-type="string">
            <text:p>Images</text:p>
          </table:table-cell>
          <table:table-cell table:style-name="ce49"/>
          <table:table-cell table:style-name="ce17" office:value-type="string" calcext:value-type="string">
            <text:p>Beaucoup d’images sont tres lourdes et de taille tres grande – il faut Redimensionner correctement toutes <text:s/>les images .</text:p>
          </table:table-cell>
          <table:table-cell table:style-name="ce57"/>
          <table:table-cell table:style-name="ce48" office:value-type="string" calcext:value-type="string">
            <text:p>Inserer des images de tailles appropriées par rapport à leurs conteneurs afin d'économiser des données mobiles et de réduire le temps de chargement.</text:p>
          </table:table-cell>
          <table:table-cell table:style-name="ce48"/>
          <table:table-cell table:style-name="ce67" office:value-type="string" calcext:value-type="string">
            <text:p>Il est impératif de réduire la taille des images et utiliser des formats et des compressions de la nouvelle génération comme <text:span text:style-name="T9">WebP</text:span>.</text:p>
          </table:table-cell>
          <table:table-cell table:style-name="ce71"/>
          <table:table-cell table:style-name="ce72"/>
          <table:table-cell table:style-name="ce68"/>
          <table:table-cell table:style-name="ce86" table:number-columns-repeated="18"/>
          <table:table-cell table:style-name="ce68" table:number-columns-repeated="992"/>
          <table:table-cell table:style-name="ce9"/>
        </table:table-row>
        <table:table-row table:style-name="ro3">
          <table:table-cell table:style-name="ce6" office:value-type="float" office:value="2" calcext:value-type="float">
            <text:p>2</text:p>
          </table:table-cell>
          <table:table-cell table:style-name="ce17" office:value-type="string" calcext:value-type="string">
            <text:p>SEO</text:p>
          </table:table-cell>
          <table:table-cell table:style-name="ce27"/>
          <table:table-cell table:style-name="ce34" office:value-type="string" calcext:value-type="string">
            <text:p>Les Liens partenaires et annuaires dans le footer</text:p>
          </table:table-cell>
          <table:table-cell table:style-name="ce34"/>
          <table:table-cell table:style-name="ce17" office:value-type="string" calcext:value-type="string">
            <text:p>Privilégier des liens de qualité.</text:p>
          </table:table-cell>
          <table:table-cell table:style-name="ce45"/>
          <table:table-cell table:style-name="ce48"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8"/>
          <table:table-cell table:style-name="ce67" office:value-type="string" calcext:value-type="string">
            <text:p>Il faut retirer les liens partenaires et annuaires dans le footer.</text:p>
          </table:table-cell>
          <table:table-cell table:style-name="ce71"/>
          <table:table-cell table:style-name="ce72"/>
          <table:table-cell table:style-name="ce68"/>
          <table:table-cell table:style-name="ce86" table:number-columns-repeated="18"/>
          <table:table-cell table:style-name="ce68" table:number-columns-repeated="992"/>
          <table:table-cell table:style-name="ce9"/>
        </table:table-row>
        <table:table-row table:style-name="ro4">
          <table:table-cell table:style-name="ce6" office:value-type="float" office:value="3" calcext:value-type="float">
            <text:p>3</text:p>
          </table:table-cell>
          <table:table-cell table:style-name="ce17" office:value-type="string" calcext:value-type="string">
            <text:p>SEO</text:p>
          </table:table-cell>
          <table:table-cell table:style-name="ce27"/>
          <table:table-cell table:style-name="ce34" office:value-type="string" calcext:value-type="string">
            <text:p>La Taille des ressources JavaScript</text:p>
          </table:table-cell>
          <table:table-cell table:style-name="ce48"/>
          <table:table-cell table:style-name="ce17" office:value-type="string" calcext:value-type="string">
            <text:p>Le délai total d'exécution de JavaScript <text:s/>fait partie des problemes qui ralentissent le chargement de la page.</text:p>
          </table:table-cell>
          <table:table-cell table:style-name="ce57"/>
          <table:table-cell table:style-name="ce48" office:value-type="string" calcext:value-type="string">
            <text:p>Envisager et réduire le temps consacré à l'analyse, la compilation et l'exécution de JavaScript.</text:p>
          </table:table-cell>
          <table:table-cell table:style-name="ce48"/>
          <table:table-cell table:style-name="ce67" office:value-type="string" calcext:value-type="string">
            <text:p><text:span text:style-name="T10">Réduire (Minifier)</text:span> les ressources JavaScript  (Tous les fichiers JS) avec un outil comme terser ou Compress My Code.</text:p>
          </table:table-cell>
          <table:table-cell table:style-name="ce45"/>
          <table:table-cell table:style-name="ce74"/>
          <table:table-cell table:style-name="ce68"/>
          <table:table-cell table:style-name="ce86" table:number-columns-repeated="18"/>
          <table:table-cell table:style-name="ce68" table:number-columns-repeated="992"/>
          <table:table-cell table:style-name="ce9"/>
        </table:table-row>
        <table:table-row table:style-name="ro5">
          <table:table-cell table:style-name="ce6" office:value-type="float" office:value="4" calcext:value-type="float">
            <text:p>4</text:p>
          </table:table-cell>
          <table:table-cell table:style-name="ce17" office:value-type="string" calcext:value-type="string">
            <text:p>SEO</text:p>
          </table:table-cell>
          <table:table-cell table:style-name="ce27"/>
          <table:table-cell table:style-name="ce34" office:value-type="string" calcext:value-type="string">
            <text:p>La Taille des fichiers CSS</text:p>
          </table:table-cell>
          <table:table-cell table:style-name="ce34"/>
          <table:table-cell table:style-name="ce17" office:value-type="string" calcext:value-type="string">
            <text:p>Réduisez la taille des ressources CSS et si possible les fusionner.</text:p>
          </table:table-cell>
          <table:table-cell table:style-name="ce45"/>
          <table:table-cell table:style-name="ce48" office:value-type="string" calcext:value-type="string">
            <text:p>La réduction des fichiers CSS peut réduire la taille des charges utiles de réseau.</text:p>
          </table:table-cell>
          <table:table-cell table:style-name="ce48"/>
          <table:table-cell table:style-name="ce67" office:value-type="string" calcext:value-type="string">
            <text:p>Fusionner et minifier (réduire) le CSS avec un outil comme Compress My Code.</text:p>
          </table:table-cell>
          <table:table-cell table:style-name="ce45"/>
          <table:table-cell table:style-name="ce75"/>
          <table:table-cell table:style-name="ce68"/>
          <table:table-cell table:style-name="ce86" table:number-columns-repeated="18"/>
          <table:table-cell table:style-name="ce68" table:number-columns-repeated="992"/>
          <table:table-cell table:style-name="ce9"/>
        </table:table-row>
        <table:table-row table:style-name="ro6">
          <table:table-cell table:style-name="ce6" office:value-type="float" office:value="5" calcext:value-type="float">
            <text:p>5</text:p>
          </table:table-cell>
          <table:table-cell table:style-name="ce17" office:value-type="string" calcext:value-type="string">
            <text:p>SEO</text:p>
          </table:table-cell>
          <table:table-cell table:style-name="ce27"/>
          <table:table-cell table:style-name="ce34" office:value-type="string" calcext:value-type="string">
            <text:p>CSS inutilisées</text:p>
          </table:table-cell>
          <table:table-cell table:style-name="ce34"/>
          <table:table-cell table:style-name="ce17" office:value-type="string" calcext:value-type="string">
            <text:p>Supprimer toutes les ressources CSS inutilisées.</text:p>
          </table:table-cell>
          <table:table-cell table:style-name="ce45"/>
          <table:table-cell table:style-name="ce48"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48"/>
          <table:table-cell table:style-name="ce67" office:value-type="string" calcext:value-type="string">
            <text:p>Contrôler les class CSS non utilisées, et Supprimez les règles inutilisées des feuilles de style et différez le chargement des ressources CSS</text:p>
          </table:table-cell>
          <table:table-cell table:style-name="ce45"/>
          <table:table-cell table:style-name="ce75"/>
          <table:table-cell table:style-name="ce68"/>
          <table:table-cell table:style-name="ce86" table:number-columns-repeated="18"/>
          <table:table-cell table:style-name="ce68" table:number-columns-repeated="992"/>
          <table:table-cell table:style-name="ce9"/>
        </table:table-row>
        <table:table-row table:style-name="ro7">
          <table:table-cell table:style-name="ce6" office:value-type="float" office:value="6" calcext:value-type="float">
            <text:p>6</text:p>
          </table:table-cell>
          <table:table-cell table:style-name="ce17" office:value-type="string" calcext:value-type="string">
            <text:p>SEO</text:p>
          </table:table-cell>
          <table:table-cell table:style-name="ce27"/>
          <table:table-cell table:style-name="ce34" office:value-type="string" calcext:value-type="string">
            <text:p>Texte</text:p>
          </table:table-cell>
          <table:table-cell table:style-name="ce34"/>
          <table:table-cell table:style-name="ce17" office:value-type="string" calcext:value-type="string">
            <text:p>Activez la compression de texte.</text:p>
          </table:table-cell>
          <table:table-cell table:style-name="ce45"/>
          <table:table-cell table:style-name="ce48" office:value-type="string" calcext:value-type="string">
            <text:p>Les ressources textuelles doivent être diffusées compressées (Gzip, Deflate ou Brotli) pour réduire le nombre total d'octets du réseau.</text:p>
          </table:table-cell>
          <table:table-cell table:style-name="ce48"/>
          <table:table-cell table:style-name="ce67" office:value-type="string" calcext:value-type="string">
            <text:p>Créer un htaccess et activer la compression Gzip.</text:p>
          </table:table-cell>
          <table:table-cell table:style-name="ce45"/>
          <table:table-cell table:style-name="ce74"/>
          <table:table-cell table:style-name="ce68"/>
          <table:table-cell table:style-name="ce86" table:number-columns-repeated="18"/>
          <table:table-cell table:style-name="ce68" table:number-columns-repeated="992"/>
          <table:table-cell table:style-name="ce9"/>
        </table:table-row>
        <table:table-row table:style-name="ro8">
          <table:table-cell table:style-name="ce6" office:value-type="float" office:value="7" calcext:value-type="float">
            <text:p>7</text:p>
          </table:table-cell>
          <table:table-cell table:style-name="ce17" office:value-type="string" calcext:value-type="string">
            <text:p>Accessibilité</text:p>
          </table:table-cell>
          <table:table-cell table:style-name="ce27"/>
          <table:table-cell table:style-name="ce34" office:value-type="string" calcext:value-type="string">
            <text:p>Langue</text:p>
          </table:table-cell>
          <table:table-cell table:style-name="ce34"/>
          <table:table-cell table:style-name="ce17" office:value-type="string" calcext:value-type="string">
            <text:p>Définir la langue du site dans la balise &lt;html&gt;.</text:p>
          </table:table-cell>
          <table:table-cell table:style-name="ce45"/>
          <table:table-cell table:style-name="ce48" office:value-type="string" calcext:value-type="string">
            <text:p>Ce document est écrit en français mais la balise de démarrage «html» a «lang =" Default "».</text:p>
          </table:table-cell>
          <table:table-cell table:style-name="ce48"/>
          <table:table-cell table:style-name="ce67" office:value-type="string" calcext:value-type="string">
            <text:p>Pensez à utiliser plutôt "lang =" fr "" (ou variante).</text:p>
          </table:table-cell>
          <table:table-cell table:style-name="ce45"/>
          <table:table-cell table:style-name="ce75"/>
          <table:table-cell table:style-name="ce68" table:number-columns-repeated="1011"/>
          <table:table-cell table:style-name="ce9"/>
        </table:table-row>
        <table:table-row table:style-name="ro9">
          <table:table-cell table:style-name="ce6" office:value-type="float" office:value="8" calcext:value-type="float">
            <text:p>8</text:p>
          </table:table-cell>
          <table:table-cell table:style-name="ce17" office:value-type="string" calcext:value-type="string">
            <text:p>Accessibilité</text:p>
          </table:table-cell>
          <table:table-cell table:style-name="ce27"/>
          <table:table-cell table:style-name="ce34" office:value-type="string" calcext:value-type="string">
            <text:p>Validation du code</text:p>
          </table:table-cell>
          <table:table-cell table:style-name="ce34"/>
          <table:table-cell table:style-name="ce17" office:value-type="string" calcext:value-type="string">
            <text:p>Respecter les normes HTML5 et CSS3 W3C.</text:p>
          </table:table-cell>
          <table:table-cell table:style-name="ce45"/>
          <table:table-cell table:style-name="ce48" office:value-type="string" calcext:value-type="string">
            <text:p>15 erreurs CSS ne passe pas la validation W3C.</text:p>
          </table:table-cell>
          <table:table-cell table:style-name="ce48"/>
          <table:table-cell table:style-name="ce67" office:value-type="string" calcext:value-type="string">
            <text:p>Corriger les 15 erreurs CSS.</text:p>
          </table:table-cell>
          <table:table-cell table:style-name="ce45"/>
          <table:table-cell table:style-name="ce60"/>
          <table:table-cell table:style-name="ce68" table:number-columns-repeated="1011"/>
          <table:table-cell table:style-name="ce9"/>
        </table:table-row>
        <table:table-row table:style-name="ro10">
          <table:table-cell table:style-name="ce6" office:value-type="float" office:value="9" calcext:value-type="float">
            <text:p>9</text:p>
          </table:table-cell>
          <table:table-cell table:style-name="ce17" office:value-type="string" calcext:value-type="string">
            <text:p>SEO</text:p>
          </table:table-cell>
          <table:table-cell table:style-name="ce27"/>
          <table:table-cell table:style-name="ce34" office:value-type="string" calcext:value-type="string">
            <text:p>Titre</text:p>
          </table:table-cell>
          <table:table-cell table:style-name="ce34"/>
          <table:table-cell table:style-name="ce17" office:value-type="string" calcext:value-type="string">
            <text:p>Définir un titre de page.</text:p>
          </table:table-cell>
          <table:table-cell table:style-name="ce45"/>
          <table:table-cell table:style-name="ce48" office:value-type="string" calcext:value-type="string">
            <text:p>Le titre de la page est "." et n'a pas de signification pour l'utilisateur ou les moteurs de recherche.</text:p>
          </table:table-cell>
          <table:table-cell table:style-name="ce48"/>
          <table:table-cell table:style-name="ce67" office:value-type="string" calcext:value-type="string">
            <text:p>Remplacer le titre de la page par "La Chouette Agence" et ajouter la mention "Entreprise webdesign Lyon" pour la recherche par mots-clé.</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1">
          <table:table-cell table:style-name="ce6" office:value-type="float" office:value="10" calcext:value-type="float">
            <text:p>10</text:p>
          </table:table-cell>
          <table:table-cell table:style-name="ce17" office:value-type="string" calcext:value-type="string">
            <text:p>Accessibilité</text:p>
          </table:table-cell>
          <table:table-cell table:style-name="ce27"/>
          <table:table-cell table:style-name="ce34" office:value-type="string" calcext:value-type="string">
            <text:p>Images en texte</text:p>
          </table:table-cell>
          <table:table-cell table:style-name="ce34"/>
          <table:table-cell table:style-name="ce17" office:value-type="string" calcext:value-type="string">
            <text:p>Ne pas utiliser d'image pour afficher du texte.</text:p>
          </table:table-cell>
          <table:table-cell table:style-name="ce45"/>
          <table:table-cell table:style-name="ce48" office:value-type="string" calcext:value-type="string">
            <text:p>Deux images proches l'une de l'autre ont le même texte alternatif.</text:p>
          </table:table-cell>
          <table:table-cell table:style-name="ce48"/>
          <table:table-cell table:style-name="ce67" office:value-type="string" calcext:value-type="string">
            <text:p>Supprimer les images "texte" et les refaire en HTML.</text:p>
          </table:table-cell>
          <table:table-cell table:style-name="ce45"/>
          <table:table-cell table:style-name="ce60"/>
          <table:table-cell table:style-name="ce68" table:number-columns-repeated="1011"/>
          <table:table-cell table:style-name="ce9"/>
        </table:table-row>
        <table:table-row table:style-name="ro8">
          <table:table-cell table:style-name="ce6" office:value-type="float" office:value="11" calcext:value-type="float">
            <text:p>11</text:p>
          </table:table-cell>
          <table:table-cell table:style-name="ce17" office:value-type="string" calcext:value-type="string">
            <text:p>Accessibilité</text:p>
          </table:table-cell>
          <table:table-cell table:style-name="ce27"/>
          <table:table-cell table:style-name="ce34" office:value-type="string" calcext:value-type="string">
            <text:p>Contraste</text:p>
          </table:table-cell>
          <table:table-cell table:style-name="ce34"/>
          <table:table-cell table:style-name="ce17" office:value-type="string" calcext:value-type="string">
            <text:p>Utiliser le bon contrastre entre les couleurs de premier plan et d'arrière-plan.</text:p>
          </table:table-cell>
          <table:table-cell table:style-name="ce45"/>
          <table:table-cell table:style-name="ce48" office:value-type="string" calcext:value-type="string">
            <text:p>Un texte à faible contraste est difficile, voire impossible à lire et ce pour de nombreux utilisateurs.</text:p>
          </table:table-cell>
          <table:table-cell table:style-name="ce48"/>
          <table:table-cell table:style-name="ce67" office:value-type="string" calcext:value-type="string">
            <text:p>Redéfinir les contrastes des textes.</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5">
          <table:table-cell table:style-name="ce6" office:value-type="float" office:value="12" calcext:value-type="float">
            <text:p>12</text:p>
          </table:table-cell>
          <table:table-cell table:style-name="ce17" office:value-type="string" calcext:value-type="string">
            <text:p>Accessibilité</text:p>
          </table:table-cell>
          <table:table-cell table:style-name="ce27"/>
          <table:table-cell table:style-name="ce34" office:value-type="string" calcext:value-type="string">
            <text:p>Liens redondant</text:p>
          </table:table-cell>
          <table:table-cell table:style-name="ce34"/>
          <table:table-cell table:style-name="ce17" office:value-type="string" calcext:value-type="string">
            <text:p>Utiliser un seul lien pour la même redirection.</text:p>
          </table:table-cell>
          <table:table-cell table:style-name="ce45"/>
          <table:table-cell table:style-name="ce48" office:value-type="string" calcext:value-type="string">
            <text:p>Deux liens adjacents du contact site pointent vers la même URL.</text:p>
          </table:table-cell>
          <table:table-cell table:style-name="ce48"/>
          <table:table-cell table:style-name="ce67" office:value-type="string" calcext:value-type="string">
            <text:p>Combinez les liens redondants du contact site en un seul lien et supprimez tout texte redondant ou texte alternatif.</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2">
          <table:table-cell table:style-name="ce6" office:value-type="float" office:value="13" calcext:value-type="float">
            <text:p>13</text:p>
          </table:table-cell>
          <table:table-cell table:style-name="ce17" office:value-type="string" calcext:value-type="string">
            <text:p>Accessibilité</text:p>
          </table:table-cell>
          <table:table-cell table:style-name="ce27"/>
          <table:table-cell table:style-name="ce34" office:value-type="string" calcext:value-type="string">
            <text:p>Keywords</text:p>
          </table:table-cell>
          <table:table-cell table:style-name="ce34"/>
          <table:table-cell table:style-name="ce17" office:value-type="string" calcext:value-type="string">
            <text:p>Ignorer la balise meta keywords.</text:p>
          </table:table-cell>
          <table:table-cell table:style-name="ce45"/>
          <table:table-cell table:style-name="ce48" office:value-type="string" calcext:value-type="string">
            <text:p>Google igone totalement la meta keywords</text:p>
          </table:table-cell>
          <table:table-cell table:style-name="ce48"/>
          <table:table-cell table:style-name="ce67" office:value-type="string" calcext:value-type="string">
            <text:p>Retirer les balise &lt;div&gt; keywords et la meta keywords.</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0">
          <table:table-cell table:style-name="ce6" office:value-type="float" office:value="14" calcext:value-type="float">
            <text:p>14</text:p>
          </table:table-cell>
          <table:table-cell table:style-name="ce17" office:value-type="string" calcext:value-type="string">
            <text:p>SEO</text:p>
          </table:table-cell>
          <table:table-cell table:style-name="ce27"/>
          <table:table-cell table:style-name="ce34" office:value-type="string" calcext:value-type="string">
            <text:p>Header</text:p>
          </table:table-cell>
          <table:table-cell table:style-name="ce34"/>
          <table:table-cell table:style-name="ce17" office:value-type="string" calcext:value-type="string">
            <text:p>Utiliser la balise header pour l'entête.</text:p>
          </table:table-cell>
          <table:table-cell table:style-name="ce45"/>
          <table:table-cell table:style-name="ce48"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48"/>
          <table:table-cell table:style-name="ce67" office:value-type="string" calcext:value-type="string">
            <text:p>Ajouter la balise header sur l'entête.</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3">
          <table:table-cell table:style-name="ce6" office:value-type="float" office:value="15" calcext:value-type="float">
            <text:p>15</text:p>
          </table:table-cell>
          <table:table-cell table:style-name="ce17" office:value-type="string" calcext:value-type="string">
            <text:p>Accessibilité</text:p>
          </table:table-cell>
          <table:table-cell table:style-name="ce27"/>
          <table:table-cell table:style-name="ce34" office:value-type="string" calcext:value-type="string">
            <text:p>Footer</text:p>
          </table:table-cell>
          <table:table-cell table:style-name="ce34"/>
          <table:table-cell table:style-name="ce17" office:value-type="string" calcext:value-type="string">
            <text:p>Utiliser la balise footer pour le pied de page.</text:p>
          </table:table-cell>
          <table:table-cell table:style-name="ce45"/>
          <table:table-cell table:style-name="ce48" office:value-type="string" calcext:value-type="string">
            <text:p>Pas de balise footer en pied de page.</text:p>
          </table:table-cell>
          <table:table-cell table:style-name="ce48"/>
          <table:table-cell table:style-name="ce67"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4">
          <table:table-cell table:style-name="ce6" office:value-type="float" office:value="16" calcext:value-type="float">
            <text:p>16</text:p>
          </table:table-cell>
          <table:table-cell table:style-name="ce17" office:value-type="string" calcext:value-type="string">
            <text:p>SEO</text:p>
          </table:table-cell>
          <table:table-cell table:style-name="ce27"/>
          <table:table-cell table:style-name="ce34" office:value-type="string" calcext:value-type="string">
            <text:p>Description</text:p>
          </table:table-cell>
          <table:table-cell table:style-name="ce34"/>
          <table:table-cell table:style-name="ce17" office:value-type="string" calcext:value-type="string">
            <text:p>Définir une description grâce à la meta description.</text:p>
          </table:table-cell>
          <table:table-cell table:style-name="ce45"/>
          <table:table-cell table:style-name="ce48" office:value-type="string" calcext:value-type="string">
            <text:p>Pas de description dans la meta description.</text:p>
          </table:table-cell>
          <table:table-cell table:style-name="ce48"/>
          <table:table-cell table:style-name="ce67" office:value-type="string" calcext:value-type="string">
            <text:p>Mettre une description dans la balise meta description pour définir ses mots clé comme "Entreprise webdesign Lyon".</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5">
          <table:table-cell table:style-name="ce6" office:value-type="float" office:value="17" calcext:value-type="float">
            <text:p>17</text:p>
          </table:table-cell>
          <table:table-cell table:style-name="ce17" office:value-type="string" calcext:value-type="string">
            <text:p>SEO</text:p>
          </table:table-cell>
          <table:table-cell table:style-name="ce27"/>
          <table:table-cell table:style-name="ce34" office:value-type="string" calcext:value-type="string">
            <text:p>Attribut alt des images</text:p>
          </table:table-cell>
          <table:table-cell table:style-name="ce34"/>
          <table:table-cell table:style-name="ce17" office:value-type="string" calcext:value-type="string">
            <text:p>Pour remplir le alt il est conseillé de choisir 5 à 6 mots précis et descriptifs de l’image. Il s’agit simplement présenter le contenu et la fonction de l’image.</text:p>
          </table:table-cell>
          <table:table-cell table:style-name="ce45"/>
          <table:table-cell table:style-name="ce48" office:value-type="string" calcext:value-type="string">
            <text:p>Les attributs alt ne font pas que décrire l'image et indique une mauvaise localisation du site basée à Paris alors que celui-ci est à Lyon.</text:p>
          </table:table-cell>
          <table:table-cell table:style-name="ce48"/>
          <table:table-cell table:style-name="ce67" office:value-type="string" calcext:value-type="string">
            <text:p>Corriger les descriptions des images pour les personnes malvoyante par des descriptions d'image simple.</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0">
          <table:table-cell table:style-name="ce6" office:value-type="float" office:value="18" calcext:value-type="float">
            <text:p>18</text:p>
          </table:table-cell>
          <table:table-cell table:style-name="ce17" office:value-type="string" calcext:value-type="string">
            <text:p>Accessibilité</text:p>
          </table:table-cell>
          <table:table-cell table:style-name="ce27"/>
          <table:table-cell table:style-name="ce34" office:value-type="string" calcext:value-type="string">
            <text:p><text:span text:style-name="T5">Code tiers</text:span><text:span text:style-name="T6"> </text:span></text:p>
          </table:table-cell>
          <table:table-cell table:style-name="ce34"/>
          <table:table-cell table:style-name="ce17" office:value-type="string" calcext:value-type="string">
            <text:p>Importer les ressources externe une fois le chargement de la page terminé.</text:p>
          </table:table-cell>
          <table:table-cell table:style-name="ce45"/>
          <table:table-cell table:style-name="ce48" office:value-type="string" calcext:value-type="string">
            <text:p>Le code tiers peut affecter considérablement les performances de chargement des pages.</text:p>
          </table:table-cell>
          <table:table-cell table:style-name="ce48"/>
          <table:table-cell table:style-name="ce67"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0">
          <table:table-cell table:style-name="ce6" office:value-type="float" office:value="19" calcext:value-type="float">
            <text:p>19</text:p>
          </table:table-cell>
          <table:table-cell table:style-name="ce17" office:value-type="string" calcext:value-type="string">
            <text:p>Accessibilité</text:p>
          </table:table-cell>
          <table:table-cell table:style-name="ce27"/>
          <table:table-cell table:style-name="ce34" office:value-type="string" calcext:value-type="string">
            <text:p>Cache</text:p>
          </table:table-cell>
          <table:table-cell table:style-name="ce34"/>
          <table:table-cell table:style-name="ce17" office:value-type="string" calcext:value-type="string">
            <text:p>Sotcker les images, scripts, etc.. dans le cache du navigateur du visiteur.</text:p>
          </table:table-cell>
          <table:table-cell table:style-name="ce45"/>
          <table:table-cell table:style-name="ce48" office:value-type="string" calcext:value-type="string">
            <text:p>Latence observé lors du chargement des pages car le navigateur du visiteur doit de nouveau télécharger à chaque visite les mêmes données.</text:p>
          </table:table-cell>
          <table:table-cell table:style-name="ce48"/>
          <table:table-cell table:style-name="ce67" office:value-type="string" calcext:value-type="string">
            <text:p>Configurer un cache. Une longue durée de vie du cache peut accélérer les visites répétées sur la page.</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6">
          <table:table-cell table:style-name="ce6" office:value-type="float" office:value="20" calcext:value-type="float">
            <text:p>20</text:p>
          </table:table-cell>
          <table:table-cell table:style-name="ce17" office:value-type="string" calcext:value-type="string">
            <text:p>SEO</text:p>
          </table:table-cell>
          <table:table-cell table:style-name="ce27"/>
          <table:table-cell table:style-name="ce34" office:value-type="string" calcext:value-type="string">
            <text:p>Responsive</text:p>
          </table:table-cell>
          <table:table-cell table:style-name="ce34"/>
          <table:table-cell table:style-name="ce17" office:value-type="string" calcext:value-type="string">
            <text:p>Adapter la taille des polices sur des petits écran.</text:p>
          </table:table-cell>
          <table:table-cell table:style-name="ce45"/>
          <table:table-cell table:style-name="ce48" office:value-type="string" calcext:value-type="string">
            <text:p>Le document n'utilise pas de tailles de police lisibles en responsive.</text:p>
          </table:table-cell>
          <table:table-cell table:style-name="ce48"/>
          <table:table-cell table:style-name="ce67"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7">
          <table:table-cell table:style-name="ce6" office:value-type="float" office:value="21" calcext:value-type="float">
            <text:p>21</text:p>
          </table:table-cell>
          <table:table-cell table:style-name="ce17" office:value-type="string" calcext:value-type="string">
            <text:p>Accessibilité</text:p>
          </table:table-cell>
          <table:table-cell table:style-name="ce27"/>
          <table:table-cell table:style-name="ce34" office:value-type="string" calcext:value-type="string">
            <text:p>Liens hypertexte</text:p>
          </table:table-cell>
          <table:table-cell table:style-name="ce34"/>
          <table:table-cell table:style-name="ce17" office:value-type="string" calcext:value-type="string">
            <text:p>Ajouter du texte de lien sur les liens hypertexte.</text:p>
          </table:table-cell>
          <table:table-cell table:style-name="ce45"/>
          <table:table-cell table:style-name="ce48" office:value-type="string" calcext:value-type="string">
            <text:p>Les liens n'ont pas de nom perceptible sur les liens hypertexte des réseaux sociaux.</text:p>
          </table:table-cell>
          <table:table-cell table:style-name="ce48"/>
          <table:table-cell table:style-name="ce67"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7">
          <table:table-cell table:style-name="ce6" office:value-type="float" office:value="22" calcext:value-type="float">
            <text:p>22</text:p>
          </table:table-cell>
          <table:table-cell table:style-name="ce17" office:value-type="string" calcext:value-type="string">
            <text:p>Accessibilité</text:p>
          </table:table-cell>
          <table:table-cell table:style-name="ce27"/>
          <table:table-cell table:style-name="ce34" office:value-type="string" calcext:value-type="string">
            <text:p>Sécurité</text:p>
          </table:table-cell>
          <table:table-cell table:style-name="ce34"/>
          <table:table-cell table:style-name="ce17" office:value-type="string" calcext:value-type="string">
            <text:p>Maintenir à jour les bibliothèques JavaScript.</text:p>
          </table:table-cell>
          <table:table-cell table:style-name="ce45"/>
          <table:table-cell table:style-name="ce48"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48"/>
          <table:table-cell table:style-name="ce67" office:value-type="string" calcext:value-type="string">
            <text:p>Mettre à jour les bibliothèques périmés.</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8">
          <table:table-cell table:style-name="ce6" office:value-type="float" office:value="23" calcext:value-type="float">
            <text:p>23</text:p>
          </table:table-cell>
          <table:table-cell table:style-name="ce17" office:value-type="string" calcext:value-type="string">
            <text:p>SEO</text:p>
          </table:table-cell>
          <table:table-cell table:style-name="ce27"/>
          <table:table-cell table:style-name="ce34" office:value-type="string" calcext:value-type="string">
            <text:p>Meta robots</text:p>
          </table:table-cell>
          <table:table-cell table:style-name="ce34"/>
          <table:table-cell table:style-name="ce17" office:value-type="string" calcext:value-type="string">
            <text:p>Demander au robot des moteurs de recherche d'indexer la page pour améliorer le référencement naturel.</text:p>
          </table:table-cell>
          <table:table-cell table:style-name="ce45"/>
          <table:table-cell table:style-name="ce48" office:value-type="string" calcext:value-type="string">
            <text:p>Aucune balise meta robots sur les pages du site.</text:p>
          </table:table-cell>
          <table:table-cell table:style-name="ce48"/>
          <table:table-cell table:style-name="ce67" office:value-type="string" calcext:value-type="string">
            <text:p>Ajouter la balise meta robots avec les paramètres suivant: index,follow.</text:p>
          </table:table-cell>
          <table:table-cell table:style-name="ce45"/>
          <table:table-cell table:style-name="ce60"/>
          <table:table-cell table:style-name="ce63" table:number-columns-repeated="2"/>
          <table:table-cell table:style-name="ce68" table:number-columns-repeated="1009"/>
          <table:table-cell table:style-name="ce9"/>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table:table-cell table:style-name="ce63" table:number-columns-repeated="2"/>
          <table:table-cell table:style-name="ce68" table:number-columns-repeated="1009"/>
          <table:table-cell table:style-name="ce9"/>
        </table:table-row>
        <table:table-row table:style-name="ro20">
          <table:table-cell table:style-name="ce6" office:value-type="float" office:value="25" calcext:value-type="float">
            <text:p>25</text:p>
          </table:table-cell>
          <table:table-cell table:style-name="ce17" office:value-type="string" calcext:value-type="string">
            <text:p>SEO</text:p>
          </table:table-cell>
          <table:table-cell table:style-name="ce27"/>
          <table:table-cell table:style-name="ce34" office:value-type="string" calcext:value-type="string">
            <text:p>Réseaux sociaux</text:p>
          </table:table-cell>
          <table:table-cell table:style-name="ce34"/>
          <table:table-cell table:style-name="ce21"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55"/>
          <table:table-cell table:style-name="ce49" office:value-type="string" calcext:value-type="string">
            <text:p>Les icônes sont redimensionner à 30px et ne sont pas sécurisé.</text:p>
          </table:table-cell>
          <table:table-cell table:style-name="ce49"/>
          <table:table-cell table:style-name="ce52" office:value-type="string" calcext:value-type="string">
            <text:p>Augmenter la taille des icônes de 30px à 48px et sécuriser les liens avec l'attribut rel="noopener".</text:p>
          </table:table-cell>
          <table:table-cell table:style-name="ce55"/>
          <table:table-cell table:style-name="ce60"/>
          <table:table-cell table:style-name="ce63" table:number-columns-repeated="2"/>
          <table:table-cell table:style-name="ce68" table:number-columns-repeated="1009"/>
          <table:table-cell table:style-name="ce9"/>
        </table:table-row>
        <table:table-row table:style-name="ro10">
          <table:table-cell table:style-name="ce6" office:value-type="float" office:value="26" calcext:value-type="float">
            <text:p>26</text:p>
          </table:table-cell>
          <table:table-cell table:style-name="ce17" office:value-type="string" calcext:value-type="string">
            <text:p>Accessibilité</text:p>
          </table:table-cell>
          <table:table-cell table:style-name="ce27"/>
          <table:table-cell table:style-name="ce34" office:value-type="string" calcext:value-type="string">
            <text:p>Formulaire de contact</text:p>
          </table:table-cell>
          <table:table-cell table:style-name="ce34"/>
          <table:table-cell table:style-name="ce21" office:value-type="string" calcext:value-type="string">
            <text:p>Ajouter des placeholdes au champs de saisie et utiliser des labels.</text:p>
          </table:table-cell>
          <table:table-cell table:style-name="ce55"/>
          <table:table-cell table:style-name="ce49" office:value-type="string" calcext:value-type="string">
            <text:p>Aucun placeholder dans les input du formulaire de contact. Les labels n'utilisent pas l'attribut "for" pour les "id".</text:p>
          </table:table-cell>
          <table:table-cell table:style-name="ce49"/>
          <table:table-cell table:style-name="ce52" office:value-type="string" calcext:value-type="string">
            <text:p>Ajouter les placeholders pour indiquer à l'utilisateur de renseigner le champ et ajouter les attributs "for" au "id" associé.</text:p>
          </table:table-cell>
          <table:table-cell table:style-name="ce55"/>
          <table:table-cell table:style-name="ce60"/>
          <table:table-cell table:style-name="ce63" table:number-columns-repeated="2"/>
          <table:table-cell table:style-name="ce68" table:number-columns-repeated="1009"/>
          <table:table-cell table:style-name="ce9"/>
        </table:table-row>
        <table:table-row table:style-name="ro2">
          <table:table-cell table:style-name="ce6" office:value-type="float" office:value="27" calcext:value-type="float">
            <text:p>27</text:p>
          </table:table-cell>
          <table:table-cell table:style-name="ce17" office:value-type="string" calcext:value-type="string">
            <text:p>SEO</text:p>
          </table:table-cell>
          <table:table-cell table:style-name="ce27"/>
          <table:table-cell table:style-name="ce34" office:value-type="string" calcext:value-type="string">
            <text:p>Google Search Console</text:p>
          </table:table-cell>
          <table:table-cell table:style-name="ce34"/>
          <table:table-cell table:style-name="ce21" office:value-type="string" calcext:value-type="string">
            <text:p>La Google Search Console est un outil gratuit que Google met à votre disposition pour vous aider à surveiller et à maintenir le référencement naturel de votre site.</text:p>
          </table:table-cell>
          <table:table-cell table:style-name="ce65"/>
          <table:table-cell table:style-name="ce49" office:value-type="string" calcext:value-type="string">
            <text:p>Aucun suivi du site via la Google Search Console n'est configuré.</text:p>
          </table:table-cell>
          <table:table-cell table:style-name="ce49"/>
          <table:table-cell table:style-name="ce52"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55"/>
          <table:table-cell table:style-name="ce60"/>
          <table:table-cell table:style-name="ce63" table:number-columns-repeated="2"/>
          <table:table-cell table:style-name="ce68" table:number-columns-repeated="1009"/>
          <table:table-cell table:style-name="ce9"/>
        </table:table-row>
        <table:table-row table:style-name="ro21">
          <table:table-cell table:style-name="ce6" office:value-type="float" office:value="28" calcext:value-type="float">
            <text:p>28</text:p>
          </table:table-cell>
          <table:table-cell table:style-name="ce17" office:value-type="string" calcext:value-type="string">
            <text:p>SEO</text:p>
          </table:table-cell>
          <table:table-cell table:style-name="ce27"/>
          <table:table-cell table:style-name="ce34" office:value-type="string" calcext:value-type="string">
            <text:p>Google Analytics</text:p>
          </table:table-cell>
          <table:table-cell table:style-name="ce34"/>
          <table:table-cell table:style-name="ce21" office:value-type="string" calcext:value-type="string">
            <text:p>Intégrer Google Analytics au site pour suivre le traffic et suivre son évolution.</text:p>
          </table:table-cell>
          <table:table-cell table:style-name="ce65"/>
          <table:table-cell table:style-name="ce49" office:value-type="string" calcext:value-type="string">
            <text:p>Aucun suivi du site via Google Analytics n'est configuré.</text:p>
          </table:table-cell>
          <table:table-cell table:style-name="ce49"/>
          <table:table-cell table:style-name="ce52"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55"/>
          <table:table-cell table:style-name="ce60"/>
          <table:table-cell table:style-name="ce63" table:number-columns-repeated="2"/>
          <table:table-cell table:style-name="ce68" table:number-columns-repeated="1009"/>
          <table:table-cell table:style-name="ce9"/>
        </table:table-row>
        <table:table-row table:style-name="ro10" table:number-rows-repeated="17">
          <table:table-cell table:style-name="ce9" table:number-columns-repeated="3"/>
          <table:table-cell table:style-name="ce41"/>
          <table:table-cell table:style-name="ce9"/>
          <table:table-cell table:style-name="ce41"/>
          <table:table-cell table:style-name="ce9" table:number-columns-repeated="1018"/>
        </table:table-row>
        <table:table-row table:style-name="ro10" table:number-rows-repeated="5">
          <table:table-cell table:style-name="Default" table:number-columns-repeated="3"/>
          <table:table-cell table:style-name="ce15"/>
          <table:table-cell table:style-name="Default"/>
          <table:table-cell table:style-name="ce15"/>
          <table:table-cell table:style-name="Default" table:number-columns-repeated="1017"/>
          <table:table-cell/>
        </table:table-row>
        <table:table-row table:style-name="ro22" table:number-rows-repeated="20">
          <table:table-cell table:style-name="Default" table:number-columns-repeated="3"/>
          <table:table-cell table:style-name="ce15"/>
          <table:table-cell table:style-name="Default"/>
          <table:table-cell table:style-name="ce15"/>
          <table:table-cell table:style-name="Default" table:number-columns-repeated="1017"/>
          <table:table-cell/>
        </table:table-row>
        <table:table-row table:style-name="ro22" table:number-rows-repeated="6">
          <table:table-cell table:number-columns-repeated="4"/>
          <table:table-cell table:style-name="ce12"/>
          <table:table-cell/>
          <table:table-cell table:style-name="ce12" table:number-columns-repeated="6"/>
          <table:table-cell table:number-columns-repeated="1012"/>
        </table:table-row>
        <table:table-row table:style-name="ro1" table:number-rows-repeated="119">
          <table:table-cell table:number-columns-repeated="4"/>
          <table:table-cell table:style-name="ce12"/>
          <table:table-cell/>
          <table:table-cell table:style-name="ce12" table:number-columns-repeated="6"/>
          <table:table-cell table:number-columns-repeated="1012"/>
        </table:table-row>
        <table:table-row table:style-name="ro1" table:number-rows-repeated="815">
          <table:table-cell table:number-columns-repeated="1024"/>
        </table:table-row>
        <table:table-row table:style-name="ro23" table:number-rows-repeated="1047563">
          <table:table-cell table:number-columns-repeated="1024"/>
        </table:table-row>
        <table:table-row table:style-name="ro24">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0">00/00/0000</text:date>, <text:time style:data-style-name="N2" text:time-value="00:05:39.81536256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10T00:06:05.923290380</dc:date>
    <meta:generator>LibreOffice/7.1.4.2$Linux_X86_64 LibreOffice_project/a529a4fab45b75fefc5b6226684193eb000654f6</meta:generator>
    <meta:editing-duration>PT10H44M21S</meta:editing-duration>
    <meta:editing-cycles>94</meta:editing-cycles>
    <dc:subject>EL-WALID EL-KHABOU P#4 OC</dc:subject>
    <dc:title>Audit SEO du Projet P#4 OC Developpeur Web Front-End</dc:title>
    <meta:document-statistic meta:table-count="1" meta:cell-count="175" meta:object-count="38"/>
    <meta:user-defined meta:name="Propriétaire">EL-WALID EL-KHABOU</meta:user-defined>
  </office:meta>
</office:document-meta>
</file>